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hn Hyrcanus, Aristobulus, Antigonus, Simon Ben Shattach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lical lecture/</text:p>
      <text:p text:style-name="P2">16th/</text:p>
      <text:p text:style-name="P2"/>
      <text:p text:style-name="P3">[Page 1]</text:p>
      <text:p text:style-name="P3">Brethren. <text:s/>The historian would have a delightful task,/ if he could always relate that families who rose to eminence,/ <text:span text:style-name="T2">in a community,</text:span><text:span text:style-name="T5"> through their own praiseworthy demeanour,/ succeeded in maintaining, for ages, their standing and re-/-putation. <text:s/>But instances of that kind are more than/ rare. <text:s/>Often, too often, pride, ambition, avarice, many unruly/ passions </text:span><text:span text:style-name="T2">supplant</text:span><text:span text:style-name="T5"> destroy the seeds of ancestral virtues, so that the second or/ third generation will witness</text:span><text:span text:style-name="T2">es</text:span><text:span text:style-name="T5"> a </text:span><text:span text:style-name="T2">sad</text:span><text:span text:style-name="T5"> decline. </text:span><text:span text:style-name="T2">in the</text:span><text:span text:style-name="T5"> <text:s/>They will see the descendants of/ those, whose greatness seemed destined to continue without end sadly </text:span><text:span text:style-name="T2">chan deteriorated</text:span><text:span text:style-name="T5"> changed./ <text:s/>A melancholy illustration of this fact, </text:span><text:span text:style-name="T2">are</text:span><text:span text:style-name="T5"> is offered by the offspring/ of John Hyrcanus. <text:s/>The rule of that son of Simon, the As-/-monean, had </text:span><text:span text:style-name="T2">brought</text:span><text:span text:style-name="T5"> redounded to his glory </text:span><text:span text:style-name="T2">to himself</text:span><text:span text:style-name="T5"> and </text:span><text:span text:style-name="T2">to</text:span><text:span text:style-name="T5"> that of Israel./ <text:s/>With the exception of </text:span><text:span text:style-name="T2">his having allowed</text:span><text:span text:style-name="T5"> the error he committed, in his latter/ days, in having allowed a fit of anger, to estrange him from the popular/ Pharisees, and </text:span><text:span text:style-name="T2">make [?]</text:span><text:span text:style-name="T5"> draw him </text:span><text:span text:style-name="T2">favor among</text:span><text:span text:style-name="T5"> towards the aristocratic Saducees,/ his life was an uninterrupted series of triumphs to/ the national cause. <text:s/>Not so the life of his/ successors. <text:s/>Hyrcanus had left five sons, but his/ last will and testament </text:span><text:span text:style-name="T2">declared demanded</text:span><text:span text:style-name="T5"> directed that his wife </text:span><text:span text:style-name="T2">was to</text:span><text:span text:style-name="T5"> should/ act as regent, till his second son Antigonus had/ grown older./</text:span></text:p>
      <text:p text:style-name="P3"><text:span text:style-name="T5"/></text:p>
      <text:p text:style-name="P3"><text:span text:style-name="T5">[Page 2]</text:span></text:p>
      <text:p text:style-name="P3"><text:soft-page-break/><text:span text:style-name="T5">Possibly, the remembrance of that banquet, which </text:span><text:span text:style-name="T2">had</text:span><text:span text:style-name="T5"> was/ attended with unfortunate consequences--as I explained in my last lecture/ of the course--had taught the Prince wisdom. <text:s/>He may have determined </text:span><text:span text:style-name="T2">the dying ruler</text:span><text:span text:style-name="T5"> to make provisions/ for a separation of church and state. <text:s/>He may have wished/ finally to entrust Aristobulus, </text:span><text:span text:style-name="T2">the</text:span><text:span text:style-name="T5"> his eldest, with the government,/ and to invest Antigonus with the priesthood. <text:s/>But Aris-/-tobulus goaded on by an uncontrollable greed </text:span><text:span text:style-name="T2">of</text:span><text:span text:style-name="T5"> for power,/ seized the </text:span><text:span text:style-name="T2">supreme</text:span><text:span text:style-name="T5"> command before his mother </text:span><text:span text:style-name="T2">could</text:span><text:span text:style-name="T5"> had the time to set forth and enforce her/ claims. <text:s/>With horror I tell it. <text:s/>He cast </text:span><text:span text:style-name="T2">into a</text:span><text:span text:style-name="T5">/ </text:span><text:span text:style-name="T2">prison</text:span><text:span text:style-name="T5"> her that had given him birth into a prison and having </text:span><text:span text:style-name="T2">put</text:span><text:span text:style-name="T5"> laid/ </text:span><text:span text:style-name="T2">his three</text:span><text:span text:style-name="T5"> in fetters three of his brothers, who might have opposed his audacity,/ </text:span><text:span text:style-name="T2">in fetters,</text:span><text:span text:style-name="T5"> assumed </text:span><text:span text:style-name="T2">the</text:span><text:span text:style-name="T5"> a title never worn by his pre-/-decessors, that of King of the Jews. <text:s/>But Destitute/ as that unrighteous king was of the moral qualities which had </text:span><text:span text:style-name="T2">adorned exalted</text:span><text:span text:style-name="T5"> characterized his family, he/ possessed nevertheless the military prowess of the Mac-/-cabean race. <text:s/>He had fought side by side with/ his father in the campaign against </text:span><text:span text:style-name="T2">the Samaritans,</text:span><text:span text:style-name="T5"> Samaria,/ and his younger brother had been his brave companion/ on the field of battle. <text:s/>Aristobulus was therefore/ partial to Antigonus; and had even shown a disposition/ to make him share the kingdom. <text:s/>But the prophet has/ written; that the wicked are like a troubled sea, which cannot/ rest./</text:span></text:p>
      <text:p text:style-name="P3"><text:span text:style-name="T5"/></text:p>
      <text:p text:style-name="P3"><text:span text:style-name="T5">[Page 3]</text:span></text:p>
      <text:p text:style-name="P3"><text:span text:style-name="T5">Such was the precise state of Aristobulus--rolling and tossing upon a sea of fears. <text:s/>His wife Salome,/ or Alexandra, who disliked her young brother in law, had poisoned/ the mind of her husband. <text:s/>She insinuated that Anti-/-gonus was plotting to make himself </text:span><text:span text:style-name="T2">absolute ruler</text:span><text:span text:style-name="T5"> the sole king. <text:s/>And/ he who had cause to </text:span><text:span text:style-name="T2">fear</text:span><text:span text:style-name="T5"> dread Divine </text:span><text:span text:style-name="T2">vengeance</text:span><text:span text:style-name="T5"> punishment, believed./</text:span></text:p>
      <text:p text:style-name="P3"><text:span text:style-name="T5">Antigonus had just won a brilliant victory over the/ Itureans--an Arab tribe, whom he, wrongfully, compelled to/ accept Judaism--and </text:span><text:span text:style-name="T2">come back</text:span><text:span text:style-name="T5"> had returned home covered with glory./ <text:s/>Aristobulus who was lying sick at the time, heard of his/ brother's </text:span><text:span text:style-name="T2">return</text:span><text:span text:style-name="T5"> arrival, of his having gone to the Temple followed by/ his </text:span><text:span text:style-name="T2">conquering</text:span><text:span text:style-name="T5"> victorious soldiers, and dressed in a magnificent armour,/ of his having stood forth and offered a prayer for the recovery/ of the king, and of the deep impression his appearance had/ made. <text:s/>Queen Salome and her favorites, playing on/ the excitable temperament of Aristobulus, interpreted that/ incident with malice aforethought. <text:s/>They alleged that Anti-/-gonus was </text:span><text:span text:style-name="T2">trying</text:span><text:span text:style-name="T5"> false; that he tried to ingratiate himself with the people,/ </text:span><text:span text:style-name="T2">and that he was</text:span><text:span text:style-name="T5"> so as to preapre</text:span><text:span text:style-name="T2">ing</text:span><text:span text:style-name="T5"> the way </text:span><text:span text:style-name="T2">to get rid of</text:span><text:span text:style-name="T5"> for supplanting his brother,/ at the first opportunity. <text:s/>Aristobulus was loth to credit/ it, for in reality he loved the valiant Antigonus. <text:s/>Accordingly, he sought/ an interview with the latter, and sent a message that he should/ immediately present himself </text:span><text:span text:style-name="T2">immediately</text:span><text:span text:style-name="T5"> at the palace./</text:span></text:p>
      <text:p text:style-name="P3"><text:span text:style-name="T5"/></text:p>
      <text:p text:style-name="P3"><text:span text:style-name="T5">[Page 4]</text:span></text:p>
      <text:p text:style-name="P3"><text:span text:style-name="T5">But he gave secret orders that if his brother came /in his military garments, he should be killed before/ he reached the king's chamber. <text:s/>The treacherous queen/ won the messengers over to her side, and induced them/ to say to the unsuspecting youth, that the king desired/ to see how splendidly he looked in the new armour he/ had lately worn. <text:s/>Antigonus was crossing a dark/ passage leading from the Temple to the royal castle/ of Baris, when the dagger of an assassin </text:span><text:span text:style-name="T2">slew</text:span><text:span text:style-name="T5"> struck him dead./ <text:s/>The news of that </text:span><text:span text:style-name="T2">unnatural death</text:span><text:span text:style-name="T5"> tragedy, brought on the unnatural/ son and brother a paraxism of grief which culminated/ into a severe hemorrhage. <text:s/>The servant who carried/ away the basin fell on the spot in which Antigonus had/ been murdered, and the blood of the wicked met that of/ the innocent which cried for vengeance. <text:s/>Artistobulus slew the hand of a Righteous/ Judge </text:span><text:span text:style-name="T2">sle</text:span><text:span text:style-name="T5"> stretched to strike him, and he soon expired/ in the agonies of remorse./</text:span></text:p>
      <text:p text:style-name="P3"><text:span text:style-name="T5">His demise was the </text:span><text:span text:style-name="T2">deliverance</text:span><text:span text:style-name="T5"> release of his imprisoned brothers./ <text:s/>The mother had died--I prefer to believe from her having denied/ herself food in her anguish of mind, than to credit the report/ that Aristobulus had starved her to death. <text:s/>By the influence/ of Salome, Alexander Janneus was crowned king./</text:span></text:p>
      <text:p text:style-name="P3"><text:span text:style-name="T5"/></text:p>
      <text:p text:style-name="P3"><text:soft-page-break/><text:span text:style-name="T5">[Page 5]</text:span></text:p>
      <text:p text:style-name="P3"><text:span text:style-name="T5">Of all the sons of John Hyrcamus, Janneus, or Yanna</text:span><text:span text:style-name="T6">ï</text:span><text:span text:style-name="T8">/ as he is called in the Talmud, ought to have been </text:span><text:span text:style-name="T3">the</text:span><text:span text:style-name="T8"> excluded/ </text:span><text:span text:style-name="T3">last to raise</text:span><text:span text:style-name="T8"> from </text:span><text:span text:style-name="T3">power</text:span><text:span text:style-name="T8"> holding sway. <text:s/>For his father had </text:span><text:span text:style-name="T3">entertained</text:span><text:span text:style-name="T8"> shown an open/ dislike to </text:span><text:span text:style-name="T3">for against</text:span><text:span text:style-name="T8"> him. <text:s/>Josephus attributes it to a certain dream/ at the time of the child's birth, but it may be that other/ motives influenced the parent. <text:s/>If this had entertained fore-/-bodings about the future of that son, his presentiments were </text:span><text:span text:style-name="T3">fearfully</text:span><text:span text:style-name="T8"> too well founded./ <text:s/></text:span><text:span text:style-name="T3">realized.</text:span><text:span text:style-name="T8"> <text:s/>For Alexander Janneus </text:span><text:span text:style-name="T3">marked</text:span><text:span text:style-name="T8"> stained his first/ step to the throne with the blood of one of his surviving brothers,/ </text:span><text:span text:style-name="T3">allowing</text:span><text:span text:style-name="T8"> while he let the other, who was of a peaceful temperament, </text:span><text:span text:style-name="T3">to</text:span><text:span text:style-name="T8"> live/ in </text:span><text:span text:style-name="T3">honored</text:span><text:span text:style-name="T8"> comfortable obscurity. <text:s/>To tell the history of that/ Asmonean ruler, would be to relate the history of foreign/ and civil wars, of defeat and discontent, of infidelity and/ immorality. <text:s/>It would be to show a stormy life, which began/ in blood shed and ended in debauchery. <text:s/>For the warlike/ disposition of Janneus led him to constant fighting, in which/ he was seldom victorious and frequently vanquished. <text:s/>He/ fought the Syrians and lost; he fought the Arabs and lost,/ and as a mutual hatred existed between the King and the/ bulk of his people, he surrounded himself with foreign troops./ <text:s/>Like the Popes of Rome before the unification of Italy that Jewish Pontiff called upon his/ Swiss soldiers to slaughter away, whenever he found his temporal/ or sacerdotal dominion in jeopardy./</text:span></text:p>
      <text:p text:style-name="P3"><text:span text:style-name="T8"/></text:p>
      <text:p text:style-name="P3"><text:span text:style-name="T8">[Page 6]</text:span></text:p>
      <text:p text:style-name="P3"><text:span text:style-name="T8">The Judeans </text:span><text:span text:style-name="T3">were</text:span><text:span text:style-name="T8"> belonged mostly to the sect of the Pharisees. <text:s/>They looked with dissatis-/-faction upon a descendant of Mattathias, who </text:span><text:span text:style-name="T3">openly</text:span><text:span text:style-name="T8"> provokingly defied/ </text:span><text:span text:style-name="T3">the</text:span><text:span text:style-name="T8"> ancestral traditions. <text:s/>One day, on the feast of Taber-/-nacles, when Janneus was about to offer the libations in/ a manner contrary to rule, a Pharisee threw at the King/ the citron he was carrying in his hand,--an indignity, which/ others soon imitated. <text:s/>That scandalous scene in the Temple,/ cost the lives of six thousand persons, who had assembled for/ the worship. <text:s/>During a number of years, Alexander/ Janneus </text:span><text:span text:style-name="T3">contended against</text:span><text:span text:style-name="T8"> struggled in vain to </text:span><text:span text:style-name="T3">over</text:span><text:span text:style-name="T8"> crush the revolutionary party, which/ constituted the largest majority of the Jewish people./ <text:s/>Over fifty thousand perished through that unhappy/ </text:span><text:span text:style-name="T3">struggle</text:span><text:span text:style-name="T8"> contest. <text:s/>Weary of </text:span><text:span text:style-name="T3">the contest,</text:span><text:span text:style-name="T8"> i[?] quarrels, the king took </text:span><text:span text:style-name="T3">occasion</text:span><text:span text:style-name="T8"> advantage/ of a signal victory he had gained, to send for the national representatives,/ </text:span><text:span text:style-name="T3">of the nation,</text:span><text:span text:style-name="T8"> and ask what he could do to bring about/ a reconciliation. <text:s/>"To die," was the instantaneous reply./ <text:s/>The answer widened the rapture, but Janneus knew how/ to take revenge for public insults. <text:s/>His cruelties </text:span><text:span text:style-name="T3">were</text:span><text:span text:style-name="T8"> gained/ </text:span><text:span text:style-name="T3">for</text:span><text:span text:style-name="T8"> him the horrid epithet of "Doker" </text:span><text:span text:style-name="T9">Assassin</text:span><text:span text:style-name="T10">./ <text:s/>Some </text:span><text:span text:style-name="T4">of</text:span><text:span text:style-name="T10"> are of opinion that the name given him, by reason/ of his ferocity, was "Thracida," meaning </text:span><text:span text:style-name="T9">barbarous</text:span><text:span text:style-name="T10">, as the/ Thracians were reputed to have been./</text:span></text:p>
      <text:p text:style-name="P3"><text:span text:style-name="T10"/></text:p>
      <text:p text:style-name="P3"><text:span text:style-name="T10">[Page 7]</text:span></text:p>
      <text:p text:style-name="P3"><text:span text:style-name="T10">But I </text:span><text:span text:style-name="T4">dislike</text:span><text:span text:style-name="T10"> am loth to dwell on a subject which brings to/ view the </text:span><text:span text:style-name="T4">degeneracy</text:span><text:span text:style-name="T10"> shocking depravity of a scion of the illustrious Asmonean/ family. <text:s/>English speaking Jews will find an elaborate ac-/-count of the reign of Alexander Janneus, written in choice/ language and with much erudition, in the second volume/ of the Post Biblical History of Dr Morris J. Raphall, late/ Rabbi Preacher </text:span><text:span text:style-name="T4">of</text:span><text:span text:style-name="T10"> in the Ben</text:span><text:span text:style-name="T7">é</text:span><text:span text:style-name="T10"> Yeshurun congregation of New York./ <text:s/>With that Jewish divine, I admit that the authority/ we have, may, in a measure, be </text:span><text:span text:style-name="T4">prejudiced</text:span><text:span text:style-name="T10"> one sided. <text:s/>Janneus may/ not have been altogether the monster, which Josephus, who/ was a </text:span><text:span text:style-name="T4">pronounced</text:span><text:span text:style-name="T10"> </text:span><text:span text:style-name="T4">sure</text:span><text:span text:style-name="T10"> decided Pharisee, makes him. <text:s/>That some of/ the Talmudists call </text:span><text:span text:style-name="T4">him</text:span><text:span text:style-name="T10"> Yanna</text:span><text:span text:style-name="T7">ï</text:span><text:span text:style-name="T10"> "Rashang" </text:span><text:span text:style-name="T9">wicked</text:span><text:span text:style-name="T10">, it cannot/ excite surprise, for the Talmud, which is jealous for/ the preservation of ritual laws, could not have </text:span><text:span text:style-name="T4">transmitted</text:span><text:span text:style-name="T10"> handed down/ a good report of a king, who not alone disobeyed those/ laws, but </text:span><text:span text:style-name="T4">defied</text:span><text:span text:style-name="T10"> despised and persecuted the guardians thereof./ <text:s/>We are told, that when a slave belonging to Janneus had/ been guilty of man's slaughter, the Sanhedrin, summoned/ also the King. <text:s/>He came and </text:span><text:span text:style-name="T4">sat</text:span><text:span text:style-name="T10"> seated himself. </text:span><text:span text:style-name="T4">down</text:span><text:span text:style-name="T10"> <text:s/>The/ President, Simon Ben Shattach, said "Rise, for now thou art/ not </text:span><text:span text:style-name="T4">now</text:span><text:span text:style-name="T10"> in the presence of mortal beings, but before/ the Supreme Judge, whom we represent."/</text:span></text:p>
      <text:p text:style-name="P3"><text:span text:style-name="T10"/></text:p>
      <text:p text:style-name="P3"><text:soft-page-break/><text:span text:style-name="T10">[Page 8]</text:span></text:p>
      <text:p text:style-name="P3"><text:span text:style-name="T10">The King haughtily replied: "Not as thou sayest, but as/ they say." <text:s/>Simon Ben Shattach turned to his colleagues, but/ they, intimidated by the looks of the arbitrary ruler, hang/ </text:span><text:span text:style-name="T4">their</text:span><text:span text:style-name="T10"> down their heads. <text:s/>The President </text:span><text:span text:style-name="T4">sternly rebuked their</text:span><text:span text:style-name="T10"> administered a scathing rebuke./ <text:s/>At another time, to spite the Pharisees, whose detestation/ of their king was so intense, </text:span><text:span text:style-name="T4">and</text:span><text:span text:style-name="T10"> as frequently to </text:span><text:span text:style-name="T4">[?]</text:span><text:span text:style-name="T10"> break out into insur-/-rections, he slew some and forced others into exile./</text:span></text:p>
      <text:p text:style-name="P3"><text:span text:style-name="T10">Simon Ben Shattach, who was the queen's brother, secreted/ himself, till his sister's influence restored him to liberty./ <text:s/>Yet, notwithstanding </text:span><text:span text:style-name="T4">his</text:span><text:span text:style-name="T10"> the numerous crimes of Alexander Janneus, it may be that/ prejudice omitted the description of redeeming qualities, and/ painted in </text:span><text:span text:style-name="T4">darker</text:span><text:span text:style-name="T10"> blacker colours what was sufficiently repulsive./ <text:s/>Certain it is, that </text:span><text:span text:style-name="T4">his was</text:span><text:span text:style-name="T10"> he ever evinced a turbulent spirit. <text:s/>While/ suffering acutely with a fever, he resolved to lay seige[sic!]/ against Ragaba--a fortress on the eastern side of Palestine./ <text:s/>The queen accompanied him in that expedition, from which/ he hoped to </text:span><text:span text:style-name="T4">issue forth</text:span><text:span text:style-name="T10"> gather a harvest of glory./ <text:s/>But the hour had struck, when the degenerate Asmo-/-nean, would be summoned to the highest tribunal./ <text:s/>Terror seized his royal consort, at the thought of what/ might befall herself and her offspring./</text:span></text:p>
      <text:p text:style-name="P3"><text:span text:style-name="T10"/></text:p>
      <text:p text:style-name="P3"><text:span text:style-name="T10">[Page 9]</text:span></text:p>
      <text:p text:style-name="P3"><text:span text:style-name="T10">She wept and lamented and begged that he would make/ some disposition for her safety and that of her children. <text:s/>She/ knew too well how unpopular her family had become./ <text:s/>Janneus recommended that she would conceal his death/ from the army, till the fortress had been taken. <text:s/>She/ should, meanwhile, hasten to Jerusalem and place leading/ Pharisees in important offices. <text:s/>Then bring some prominent/ members of that sect to view his dead body, and ask/ that they might do with it as they deemed best;/ give it a burial, or expose it to public disgrace. <text:s/>And/ he added. "If thou wilt follow my advice thou wilt be/ queen, in accordance with my testamentary request, and the/ Pharisees will </text:span><text:span text:style-name="T4">accord to</text:span><text:span text:style-name="T10"> grant me a funeral more splendid than/ thou couldst ever give." <text:s/>Alexandra obeyed the parting/ injunction, and thus she secured for her husband </text:span><text:span text:style-name="T4">a</text:span><text:span text:style-name="T10">/ magnificent obsequies, and for herself the throne./ <text:s/>In my next lecture I shall speak of her character and/ of </text:span><text:span text:style-name="T4">the</text:span><text:span text:style-name="T10"> stirring events, during her reig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10:33:18.58</meta:creation-date>
    <meta:document-statistic meta:table-count="0" meta:image-count="0" meta:object-count="0" meta:page-count="5" meta:paragraph-count="84" meta:word-count="2173" meta:character-count="13460"/>
    <dc:date>2012-12-10T11:52:47.82</dc:date>
    <meta:editing-duration>PT7S</meta:editing-duration>
    <meta:editing-cycles>1</meta:editing-cycles>
    <meta:generator>OpenOffice.org/3.4.1$Win32 OpenOffice.org_project/341m1$Build-9593</meta:generator>
  </office:meta>
</office:document-meta>
</file>